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master-page-name="Standard">
      <style:paragraph-properties style:page-number="auto"/>
      <style:text-properties fo:font-weight="bold" style:font-weight-asian="bold" style:font-weight-complex="bold"/>
    </style:style>
    <style:style style:name="P3" style:family="paragraph" style:parent-style-name="Footer">
      <style:paragraph-properties fo:line-height="0.139in"/>
      <style:text-properties fo:font-size="10pt" style:font-size-asian="10pt" style:font-size-complex="10pt"/>
    </style:style>
    <style:style style:name="P4" style:family="paragraph" style:parent-style-name="Normal_20__28_Web_29_">
      <style:text-properties fo: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1">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or Your Affiliates. </text:p>
      <text:p text:style-name="Text_20_body"><text:tab/>1.3<text:tab/>“Effective Date” shall mean the earlier of your execution of this Agreement or your first submission of a Contribution to Us. <text:s/></text:p>
      <text:p text:style-name="Text_20_body"><text:tab/>1.4<text:tab/>“Legal Entity” shall mean a corporation, limited liability company or other entity. </text:p>
      <text:p text:style-name="Text_20_body"><text:tab/>1.5<text:tab/>“Media” shall mean any Contribution which is not software. Media may include video, text or images. <text:s/></text:p>
      <text:p text:style-name="Text_20_body"><text:tab/>1.6<text:tab/>"Patent Claims" shall mean any patent claim(s), now owned or acquired in the future, including without limitation,  method, process, and apparatus claims which You or Your Affiliates (a) owned or controlled by You or Your Affiliates or (b) which You or Your Affiliates have the right to grant, to the maximum extent possible, whether on the Submission Date of the relevant Contribution or subsequently acquired, under the terms of Section 2.1(b), but only to the extent to which the making, using, having made, selling, offering for sale, importing or otherwise transferring of the Contribution or the Contribution with a Work infringes such Patent Claims.</text:p>
      <text:p text:style-name="Text_20_body"><text:tab/>1.7<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8<text:tab/>“Submission Date” shall mean the date on which a Contribution is Submitted to Us. <text:s/></text:p>
      <text:p text:style-name="Text_20_body"><text:tab/>1.9<text:tab/>“Work” shall mean the work or works of authorship which are software made <text:soft-page-break/>available by Us to third parties but not including the Contribution. <text:s/>This Agreement may cover Submissions to one or more Works. </text:p>
      <text:p text:style-name="Text_20_body"><text:tab/>1.10<text:tab/>“You” shall mean any Legal Entity on behalf of whom a Contribution has been received by Us. “Affiliates” shall mean other Legal Entities that are controlled by, controlling or under common control by a Legal Entity. <text:s/>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Text_20_body"><text:span text:style-name="T2">2.</text:span> <text:s text:c="2"/>Transfer Options</text:p>
      <text:p text:style-name="Text_20_body">2.1<text:tab/>Copyright License/Patent License</text:p>
      <text:p text:style-name="Text_20_body">(a) You retain ownership of the Copyright and Patent Claims in your Contributions and have the same rights to use or license the Contributions which You would have had without entering into the Agreement.</text:p>
      <text:p text:style-name="Text_20_body">(b) <text:s/>To the maximum extent permitted by the relevant law, You grant to Us a perpetual, worldwide, non-exclusive, transferable, royalty-free, irrevocable license under the Copyrights covering the Contribution, with the right to sublicense such rights through multiple tiers of sublicensees, to reproduce, modify, display, <text:s/>perform and distribute the Contribution as part of the Work; provided that this license is conditioned upon compliance with Section 2.1(d). <text:s/></text:p>
      <text:p text:style-name="Text_20_body">(c)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 provided that this license is conditioned upon compliance with Section 2.1(d). </text:p>
      <text:p text:style-name="Normal_20__28_Web_29_">(d) <text:span text:style-name="T3">(Option One) As a condition on the license rights in Sections 2.1(b) and 2.1(c), We agree to license the Contribution only under the terms of the license or licenses which We are using on the Submission Date for the Work in which the Contribution is included (including any rights to adopt any future version of a license if permitted). </text:span><text:bookmark text:name="_DV_M461111111111111111111111"/></text:p>
      <text:p text:style-name="Normal_20__28_Web_29_"><text:bookmark-start text:name="_DV_M451"/><text:bookmark-end text:name="_DV_M451"/><text:bookmark-start text:name="_DV_C621"/><text:bookmark-end text:name="_DV_C621"/><text:bookmark-start text:name="_DV_C631"/><text:bookmark-end text:name="_DV_C631"/><text:bookmark-start text:name="_DV_M441"/><text:bookmark-end text:name="_DV_M441"/><text:bookmark-start text:name="_DV_C611"/><text:bookmark-end text:name="_DV_C611"/><text:bookmark-start text:name="_DV_M421"/><text:bookmark-end text:name="_DV_M421"/><text:bookmark-start text:name="_DV_M47"/><text:bookmark-end text:name="_DV_M47"/><text:span text:style-name="T3">(d)(Option Two) As a condition on the license rights in Sections 2.1(b) and 2.1(c), We agree to license the Contribution only under the terms of the license or licenses which We are using on the Submission Date for the</text:span><text:span text:style-name="T4"> </text:span><text:span text:style-name="T3">Work in which the Contribution is included or the following additional licenses__________ (including any right to adopt any future version of a license if permitted). </text:span></text:p>
      <text:p text:style-name="P4"><text:bookmark-start text:name="_DV_M4511"/><text:bookmark-end text:name="_DV_M4511"/><text:bookmark-start text:name="_DV_C6211"/><text:bookmark-end text:name="_DV_C6211"/><text:bookmark-start text:name="_DV_C6311"/><text:bookmark-end text:name="_DV_C6311"/><text:bookmark-start text:name="_DV_C6111"/><text:bookmark-end text:name="_DV_C6111"/><text:bookmark-start text:name="_DV_M4411"/><text:bookmark-end text:name="_DV_M4411"/><text:bookmark-start text:name="_DV_M4211"/><text:bookmark-end text:name="_DV_M4211"/><text:bookmark-start text:name="_DV_M48"/><text:bookmark-end text:name="_DV_M48"/>(d)(Option Three) As a condition on the license rights in Sections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P4"><text:bookmark-start text:name="_DV_M45111"/><text:bookmark-end text:name="_DV_M45111"/><text:bookmark-start text:name="_DV_C62111"/><text:bookmark-end text:name="_DV_C62111"/><text:bookmark-start text:name="_DV_C63111"/><text:bookmark-end text:name="_DV_C63111"/><text:bookmark-start text:name="_DV_C61111"/><text:bookmark-end text:name="_DV_C61111"/><text:bookmark-start text:name="_DV_M44111"/><text:bookmark-end text:name="_DV_M44111"/><text:bookmark-start text:name="_DV_M42111"/><text:bookmark-end text:name="_DV_M42111"/><text:soft-page-break/>(d)(Option Four) As a condition on the license rights in Sections 2.1(b) and 2.1(c), We agree to license the Contribution only under the terms of the license or licenses which We are using <text:s/>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bookmark-start text:name="_DV_M451111"/><text:bookmark-end text:name="_DV_M451111"/><text:bookmark-start text:name="_DV_C621111"/><text:bookmark-end text:name="_DV_C621111"/><text:bookmark-start text:name="_DV_C631111"/><text:bookmark-end text:name="_DV_C631111"/><text:bookmark-start text:name="_DV_C611111"/><text:bookmark-end text:name="_DV_C611111"/><text:bookmark-start text:name="_DV_M441111"/><text:bookmark-end text:name="_DV_M441111"/><text:span text:style-name="T3">(d)(Option Five) Based on the license rights granted in Section 2.1(b) and 2.1(c), <text:s/>if We include Your Contribution in a Work, We may license such Contribution under any license, including copyleft, permissive, commercial, or proprietary licenses, but <text:s/>as a condition of the exercise of this right in Section 2.1(d), <text:s/>We agree to license the Contribution under the terms of <text:s/>the license or licenses which We are using on the Submission Date for the Work in which the Contribution is included.</text:span></text:p>
      <text:p text:style-name="Normal_20__28_Web_29_"><text:span text:style-name="T3">(d)(Option Six) Based on the license rights granted in Section 2.1(b) and 2.1(c), <text:s/>if We include Your Contribution in a Work, We may license such Contribution under any license, including copyleft, permissive, commercial, or proprietary licenses, but <text:s/>as a condition of the exercise of this right in Section 2.1(d), <text:s/>We agree to license the Contribution under the terms of <text:s/>either (i) the license or licenses which We are using on the Submission Date for the Work in which the Contribution is included (including any rights to adopt any future version of a license if permitted) or (ii) at least one license</text:span><text:span text:style-name="T5"> </text:span><text:span text:style-name="T3">approved by <text:s/>the Open Source Initiative on or after the Effective Date, including both permissive and copyleft licenses, whether or not such licenses are subsequently disapproved by the relevant entity</text:span><text:span text:style-name="T5"> </text:span><text:span text:style-name="T3">(including any right to adopt any future version of a license if permitted).</text:span></text:p>
      <text:p text:style-name="Normal_20__28_Web_29_"><text:span text:style-name="T3">(d)(Option Seven) Based on the license rights granted in Section 2.1(b) and 2.1(c), <text:s/>if We include Your Contribution in a Work, We may license such Contribution under any license, including copyleft, permissive, commercial, or proprietary licenses, but <text:s/>as a condition of the exercise of this right in Section 2.1(d), <text:s/>We agree to license the Contribution under the terms of either (i) the license or licenses which We are using on the Submission Date for the Work in which the Contribution is included (including any rights to adopt any future version of a license if permitted) or (ii) at least one license recommended by the Free Software Foundation for use in GNU projects on or after the Effective Date, whether or not such licenses are subsequently disapproved by the relevant entity</text:span><text:span text:style-name="T4"> </text:span><text:span text:style-name="T3">(including any right to adopt any future version of a license if permitted).</text:span></text:p>
      <text:p text:style-name="Text_20_body">(e)<text:tab/>In addition to the license selected above in Section 2.1(d),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licensed under this section are expressly reserved by You.</text:p>
      <text:p text:style-name="Text_20_body"><text:soft-page-break/>3. <text:span text:style-name="T2">AGREEMENT</text:span></text:p>
      <text:p text:style-name="Text_20_body">You confirm that:</text:p>
      <text:p text:style-name="Text_20_body"><text:span text:style-name="Teletype">a</text:span>. You have the legal authority to enter into this Agreement.</text:p>
      <text:p text:style-name="Text_20_body">b. as provided in the definitions, You re affirm that You or Your Affiliates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or Your Affiliates have made to third parties.</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text:soft-page-break/>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Legal Entity)</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none" fo:country="none" fo:font-style="normal" fo:text-shadow="none" style:text-underline-style="none" fo:font-weight="normal" style:font-size-asian="8pt" style:language-asian="none"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Harmony Entity Contributor License Agreement (HA-CLA-E)<text:tab/><text:page-number text:select-page="current">4</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meta:document-statistic meta:table-count="0" meta:image-count="0" meta:object-count="0" meta:page-count="5" meta:paragraph-count="58" meta:word-count="2173" meta:character-count="13485"/>
    <dc:date>2011-04-05T18:22:46</dc:date>
    <meta:generator>LibreOffice/3.3$Unix LibreOffice_project/330m19$Build-202</meta:generator>
    <meta:user-defined meta:name="Info 1"/>
    <meta:user-defined meta:name="Info 2"/>
    <meta:user-defined meta:name="Info 3"/>
    <meta:user-defined meta:name="Info 4"/>
  </office:meta>
</office:document-meta>
</file>